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Hi!<text:span text:style-name="T1"> — pay attention to listeners —</text:span> 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Recurrent neural networks</text:p>
              </text:list-item>
              <text:list-item>
                <text:p>Constrained conditional models, and their use in art</text:p>
              </text:list-item>
              <text:list-item>
                <text:p>Determinism</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recurrent neural networks, constrained conditional models, the use of constrained conditional models in art, and determinism.</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 Olah 2015]</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 Li &amp; Wu 2015; Buduma 2015]</text:p>
              </text:list-item>
              <text:list-item>
                <text:p>Recurrent neural networks and long short-term memory are available now using the popular TensorFlow software framework, so can be readily explored. [Chhabra 201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user-transformed="true">
            <draw:text-box>
              <text:list text:style-name="L2">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text:p>
                </text:list-item>
                <text:list-item>
                  <text:p>Recurrent neural networks have been effectively applied in fields including speech recognition, using network components known as long short-term memory, which allow better performance on machine-learning tasks, letting more challenging problems in machine learning be solved.</text:p>
                </text:list-item>
                <text:list-item>
                  <text:p>Recurrent neural networks and long short-term memory are available now using the popular TensorFlow software framework, so can be readily explored.</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text:span text:style-name="T2">Buduma, Nikhil. “A Deep Dive into Recurrent Neural Nets”, 2015, http://nikhilbuduma.com/2015/01/11/a-deep-dive-into-recurrent-neural-networks/.</text:span></text:p>
              </text:list-item>
              <text:list-item>
                <text:p>Chang, Ming-Wei, Lev Ratinov, and Dan Roth. “<text:span text:style-name="T2">Structured learning with constrained conditional models”, 2012, DOI 10.1007/s10994-012-5296-5.</text:span></text:p>
              </text:list-item>
              <text:list-item>
                <text:p><text:span text:style-name="T2">Chhabra, Jasdeep Singh. “Understanding LSTM in TensorFlow”, 2017, https://jasdeep06.github.io/posts/Understanding-LSTM-in-Tensorflow-MNIST/.</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Olah, Christopher. “Understanding LSTM Networks”, 2015, http://colah.github.io/posts/2015-08-Understanding-LSTMs/.</text:span></text:p>
              </text:list-item>
              <text:list-item>
                <text:p><text:span text:style-name="T2">Salehinejad, Hojjat, Julianne Baarbé, Sharan Sankar, Joseph Barfett, Errol Colak, and Shahrokh Valaee. “Recent Advances in Recurrent Neural Networks”, 2018, arXiv:1801.01078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0:53:40.778036194</dc:date>
    <meta:editing-duration>PT4H44M22S</meta:editing-duration>
    <meta:editing-cycles>62</meta:editing-cycles>
    <meta:document-statistic meta:object-count="73"/>
  </office:meta>
</office:document-meta>
</file>